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1403in" table:align="left"/>
    </style:style>
    <style:style style:name="Table1.A" style:family="table-column">
      <style:table-column-properties style:column-width="2.4688in"/>
    </style:style>
    <style:style style:name="Table1.B" style:family="table-column">
      <style:table-column-properties style:column-width="3.6715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Natürlich. Hier ist dein <text:span text:style-name="Strong_20_Emphasis">detaillierter Lernzettel zu </text:span><text:span text:style-name="Strong_20_Emphasis"><text:span text:style-name="Source_20_Text">pathlib</text:span></text:span>, perfekt für dich als Python-Einsteiger mit dem Ziel, <text:span text:style-name="Strong_20_Emphasis">alle Pfade, Dateien und Ordner professionell, stabil und offline mit </text:span><text:span text:style-name="Strong_20_Emphasis"><text:span text:style-name="Source_20_Text">pathlib</text:span></text:span><text:span text:style-name="Strong_20_Emphasis"> zu verwalten</text:span>.</text:p>
      <text:p text:style-name="Horizontal_20_Line"/>
      <text:h text:style-name="Heading_20_1" text:outline-level="1">🧠 <text:span text:style-name="Strong_20_Emphasis">Lernzettel: </text:span><text:span text:style-name="Strong_20_Emphasis"><text:span text:style-name="Source_20_Text">pathlib</text:span></text:span><text:span text:style-name="Strong_20_Emphasis"> – Ordner und Dateien in Python einfach &amp; sicher verwalten</text:span></text:h>
      <text:p text:style-name="Horizontal_20_Line"/>
      <text:h text:style-name="Heading_20_2" text:outline-level="2">📌 Was ist <text:span text:style-name="Source_20_Text">pathlib</text:span>?</text:h>
      <text:p text:style-name="Text_20_body"><text:span text:style-name="Source_20_Text">pathlib</text:span> ist ein Modul in Python, das dir hilft, mit <text:span text:style-name="Strong_20_Emphasis">Pfaden, Ordnern und Dateien zu arbeiten</text:span> – aber nicht als einfache Zeichenketten (<text:span text:style-name="Source_20_Text">str</text:span>), sondern als <text:span text:style-name="Strong_20_Emphasis">intelligente Objekte</text:span>.</text:p>
      <text:h text:style-name="Heading_20_3" text:outline-level="3">Beispiel aus dem Alltag:</text:h>
      <text:p text:style-name="Text_20_body">Stell dir vor, du willst in deinem Haus (Projektordner) einen <text:span text:style-name="Strong_20_Emphasis">Ordner für jedes Familienmitglied</text:span> (Account) anlegen, z. B.:</text:p>
      <text:p text:style-name="Preformatted_20_Text"><text:span text:style-name="Source_20_Text">projekt/</text:span></text:p>
      <text:p text:style-name="Preformatted_20_Text"><text:span text:style-name="Source_20_Text">├─ accounts/</text:span></text:p>
      <text:p text:style-name="Preformatted_20_Text"><text:span text:style-name="Source_20_Text">│ <text:s/>├─ mama/</text:span></text:p>
      <text:p text:style-name="Preformatted_20_Text"><text:span text:style-name="Source_20_Text">│ <text:s/>├─ papa/</text:span></text:p>
      <text:p text:style-name="P1"><text:span text:style-name="Source_20_Text">│ <text:s/>└─ ich/</text:span></text:p>
      <text:p text:style-name="Text_20_body">Mit <text:span text:style-name="Source_20_Text">pathlib</text:span> kannst du solche Ordner <text:span text:style-name="Emphasis">automatisch</text:span> erstellen und auch in ihnen arbeiten, <text:span text:style-name="Strong_20_Emphasis">ohne dich um Windows/Linux-Unterschiede zu kümmern</text:span>.</text:p>
      <text:p text:style-name="Horizontal_20_Line"/>
      <text:h text:style-name="Heading_20_2" text:outline-level="2">✅ Grundlagen – <text:span text:style-name="Source_20_Text">Path</text:span> verwenden</text:h>
      <text:h text:style-name="Heading_20_3" text:outline-level="3">📌 1. <text:span text:style-name="Source_20_Text">Path</text:span> importieren</text:h>
      <text:p text:style-name="P1"><text:span text:style-name="Source_20_Text">from pathlib import Path <text:s/># Importiert die Hauptklasse Path aus pathlib</text:span></text:p>
      <text:p text:style-name="Horizontal_20_Line"/>
      <text:h text:style-name="Heading_20_3" text:outline-level="3">📌 2. Einen Pfad definieren (aber noch nichts erstellen!)</text:h>
      <text:p text:style-name="Preformatted_20_Text"><text:span text:style-name="Source_20_Text">pfad = Path("accounts") / "ich"</text:span></text:p>
      <text:p text:style-name="Preformatted_20_Text"><text:span text:style-name="Source_20_Text"># Das ist wie: "accounts/ich"</text:span></text:p>
      <text:p text:style-name="P1"><text:span text:style-name="Source_20_Text"># Der "/" verknüpft die Ordner sauber miteinander (nicht als Text!)</text:span></text:p>
      <text:p text:style-name="Horizontal_20_Line"/>
      <text:h text:style-name="Heading_20_3" text:outline-level="3">📌 3. Einen Ordner erstellen</text:h>
      <text:p text:style-name="Preformatted_20_Text"><text:span text:style-name="Source_20_Text">pfad.mkdir(parents=True, exist_ok=True)</text:span></text:p>
      <text:p text:style-name="Preformatted_20_Text"><text:span text:style-name="Source_20_Text"># Erstellt den Ordner "accounts/ich"</text:span></text:p>
      <text:p text:style-name="Preformatted_20_Text"><text:soft-page-break/><text:span text:style-name="Source_20_Text"># parents=True: erstellt auch accounts, wenn es den noch nicht gibt</text:span></text:p>
      <text:p text:style-name="P1"><text:span text:style-name="Source_20_Text"># exist_ok=True: kein Fehler, wenn Ordner schon existiert</text:span></text:p>
      <text:p text:style-name="Horizontal_20_Line"/>
      <text:h text:style-name="Heading_20_2" text:outline-level="2">📂 Ordnerstruktur aufbauen (z. B. Accountsystem)</text:h>
      <text:h text:style-name="Heading_20_3" text:outline-level="3">Beispiel: Account-Ordner mit Unterordnern</text:h>
      <text:p text:style-name="Preformatted_20_Text"><text:span text:style-name="Source_20_Text">account = Path("accounts") / "benutzer123"</text:span></text:p>
      <text:p text:style-name="Preformatted_20_Text"/>
      <text:p text:style-name="Preformatted_20_Text"><text:span text:style-name="Source_20_Text">(account / "logs").mkdir(parents=True, exist_ok=True)</text:span></text:p>
      <text:p text:style-name="Preformatted_20_Text"><text:span text:style-name="Source_20_Text"># Erstellt: accounts/benutzer123/logs</text:span></text:p>
      <text:p text:style-name="Preformatted_20_Text"/>
      <text:p text:style-name="Preformatted_20_Text"><text:span text:style-name="Source_20_Text">(account / "configs").mkdir(parents=True, exist_ok=True)</text:span></text:p>
      <text:p text:style-name="Preformatted_20_Text"><text:span text:style-name="Source_20_Text"># Erstellt: accounts/benutzer123/configs</text:span></text:p>
      <text:p text:style-name="Preformatted_20_Text"/>
      <text:p text:style-name="Preformatted_20_Text"><text:span text:style-name="Source_20_Text">(account / "otp").mkdir(parents=True, exist_ok=True)</text:span></text:p>
      <text:p text:style-name="P1"><text:span text:style-name="Source_20_Text"># Erstellt: accounts/benutzer123/otp</text:span></text:p>
      <text:p text:style-name="Text_20_body">So kannst du <text:span text:style-name="Strong_20_Emphasis">strukturierte Accountordner</text:span> bauen wie:</text:p>
      <text:p text:style-name="Preformatted_20_Text"><text:span text:style-name="Source_20_Text">accounts/</text:span></text:p>
      <text:p text:style-name="Preformatted_20_Text"><text:span text:style-name="Source_20_Text">└─ benutzer123/</text:span></text:p>
      <text:p text:style-name="Preformatted_20_Text"><text:span text:style-name="Source_20_Text"><text:s text:c="3"/>├─ logs/</text:span></text:p>
      <text:p text:style-name="Preformatted_20_Text"><text:span text:style-name="Source_20_Text"><text:s text:c="3"/>├─ configs/</text:span></text:p>
      <text:p text:style-name="P1"><text:span text:style-name="Source_20_Text"><text:s text:c="3"/>└─ otp/</text:span></text:p>
      <text:p text:style-name="Horizontal_20_Line"/>
      <text:h text:style-name="Heading_20_2" text:outline-level="2">📝 Dateien erstellen und beschreiben</text:h>
      <text:h text:style-name="Heading_20_3" text:outline-level="3">📌 Textdatei schreiben</text:h>
      <text:p text:style-name="Preformatted_20_Text"><text:span text:style-name="Source_20_Text">datei = account / "configs" / "info.txt" <text:s/># Dateipfad</text:span></text:p>
      <text:p text:style-name="P1"><text:span text:style-name="Source_20_Text">datei.write_text("Dies ist ein Account.") <text:s/># Inhalt in Datei schreiben</text:span></text:p>
      <text:p text:style-name="Horizontal_20_Line"/>
      <text:h text:style-name="Heading_20_3" text:outline-level="3">📌 Textdatei lesen</text:h>
      <text:p text:style-name="P1"><text:span text:style-name="Source_20_Text">text = datei.read_text() <text:s/># Holt den Inhalt zurück als String</text:span></text:p>
      <text:p text:style-name="Horizontal_20_Line"/>
      <text:h text:style-name="Heading_20_2" text:outline-level="2">✅ Prüfen, ob etwas existiert</text:h>
      <text:p text:style-name="Preformatted_20_Text"><text:span text:style-name="Source_20_Text">if datei.exists():</text:span></text:p>
      <text:p text:style-name="P1"><text:span text:style-name="Source_20_Text"><text:s text:c="4"/>print("Datei existiert.")</text:span></text:p>
      <text:p text:style-name="Preformatted_20_Text"><text:span text:style-name="Source_20_Text">if (account / "otp").exists():</text:span></text:p>
      <text:p text:style-name="P1"><text:span text:style-name="Source_20_Text"><text:s text:c="4"/>print("OTP-Ordner vorhanden.")</text:span></text:p>
      <text:p text:style-name="Horizontal_20_Line"/>
      <text:h text:style-name="Heading_20_2" text:outline-level="2"><text:soft-page-break/>📋 JSON speichern (z. B. Konfigurationen)</text:h>
      <text:h text:style-name="Heading_20_3" text:outline-level="3">Speichern:</text:h>
      <text:p text:style-name="Preformatted_20_Text"><text:span text:style-name="Source_20_Text">import json</text:span></text:p>
      <text:p text:style-name="Preformatted_20_Text"><text:span text:style-name="Source_20_Text">config_pfad = account / "configs" / "config.json"</text:span></text:p>
      <text:p text:style-name="Preformatted_20_Text"/>
      <text:p text:style-name="Preformatted_20_Text"><text:span text:style-name="Source_20_Text">daten = {"email": "max@example.com", "smtp": "smtp.example.com"}</text:span></text:p>
      <text:p text:style-name="Preformatted_20_Text"/>
      <text:p text:style-name="Preformatted_20_Text"><text:span text:style-name="Source_20_Text">config_pfad.write_text(json.dumps(daten, indent=4))</text:span></text:p>
      <text:p text:style-name="P1"><text:span text:style-name="Source_20_Text"># Wandelt das dict in einen lesbaren JSON-String um und schreibt ihn in die Datei</text:span></text:p>
      <text:p text:style-name="Horizontal_20_Line"/>
      <text:h text:style-name="Heading_20_3" text:outline-level="3">Laden:</text:h>
      <text:p text:style-name="Preformatted_20_Text"><text:span text:style-name="Source_20_Text">if config_pfad.exists():</text:span></text:p>
      <text:p text:style-name="Preformatted_20_Text"><text:span text:style-name="Source_20_Text"><text:s text:c="4"/>inhalt = json.loads(config_pfad.read_text())</text:span></text:p>
      <text:p text:style-name="P1"><text:span text:style-name="Source_20_Text"><text:s text:c="4"/># Liest die Datei, wandelt sie von JSON-Text zurück in ein dict</text:span></text:p>
      <text:p text:style-name="Horizontal_20_Line"/>
      <text:h text:style-name="Heading_20_2" text:outline-level="2">🧼 Auflisten von Ordnerinhalten</text:h>
      <text:p text:style-name="Preformatted_20_Text"><text:span text:style-name="Source_20_Text">alle_accounts = Path("accounts").iterdir()</text:span></text:p>
      <text:p text:style-name="Preformatted_20_Text"><text:span text:style-name="Source_20_Text"># Gibt alle Unterelemente im Ordner "accounts" zurück (als Path-Objekte)</text:span></text:p>
      <text:p text:style-name="Preformatted_20_Text"/>
      <text:p text:style-name="Preformatted_20_Text"><text:span text:style-name="Source_20_Text">for ordner in alle_accounts:</text:span></text:p>
      <text:p text:style-name="Preformatted_20_Text"><text:span text:style-name="Source_20_Text"><text:s text:c="4"/>if ordner.is_dir():</text:span></text:p>
      <text:p text:style-name="P1"><text:span text:style-name="Source_20_Text"><text:s text:c="8"/>print("Account gefunden:", ordner.name)</text:span></text:p>
      <text:p text:style-name="Horizontal_20_Line"/>
      <text:h text:style-name="Heading_20_2" text:outline-level="2">📁 Datei/Ordner löschen (optional)</text:h>
      <text:p text:style-name="Quotations">Achtung: <text:span text:style-name="Source_20_Text">pathlib</text:span> löscht <text:span text:style-name="Strong_20_Emphasis">nur leere Ordner</text:span></text:p>
      <text:p text:style-name="Preformatted_20_Text"><text:span text:style-name="Source_20_Text">(account / "otp" / "geheim.key").unlink()</text:span></text:p>
      <text:p text:style-name="Preformatted_20_Text"><text:span text:style-name="Source_20_Text"># Löscht eine Datei</text:span></text:p>
      <text:p text:style-name="Preformatted_20_Text"/>
      <text:p text:style-name="Preformatted_20_Text"><text:span text:style-name="Source_20_Text">(account / "otp").rmdir()</text:span></text:p>
      <text:p text:style-name="P1"><text:span text:style-name="Source_20_Text"># Löscht den leeren Ordner "otp"</text:span></text:p>
      <text:p text:style-name="Horizontal_20_Line"/>
      <text:h text:style-name="Heading_20_2" text:outline-level="2">💡 Tipps für deine Anwendung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Ziel</text:p>
            </table:table-cell>
            <table:table-cell table:style-name="Table1.A1" office:value-type="string">
              <text:p text:style-name="Table_20_Heading">Lösung mit <text:span text:style-name="Source_20_Text">pathlib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Accounts in Ordnern speichern</text:p>
          </table:table-cell>
          <table:table-cell table:style-name="Table1.A1" office:value-type="string">
            <text:p text:style-name="Table_20_Contents"><text:span text:style-name="Source_20_Text">Path("accounts") / accountname</text:span></text:p>
          </table:table-cell>
        </table:table-row>
        <table:table-row>
          <table:table-cell table:style-name="Table1.A1" office:value-type="string">
            <text:p text:style-name="Table_20_Contents">Unterordner automatisch anlegen</text:p>
          </table:table-cell>
          <table:table-cell table:style-name="Table1.A1" office:value-type="string">
            <text:p text:style-name="Table_20_Contents"><text:span text:style-name="Source_20_Text">.mkdir(parents=True, exist_ok=True)</text:span></text:p>
          </table:table-cell>
        </table:table-row>
        <table:table-row>
          <table:table-cell table:style-name="Table1.A1" office:value-type="string">
            <text:p text:style-name="Table_20_Contents">JSON als Config-Dateien speichern</text:p>
          </table:table-cell>
          <table:table-cell table:style-name="Table1.A1" office:value-type="string">
            <text:p text:style-name="Table_20_Contents"><text:span text:style-name="Source_20_Text">json.dump()</text:span> mit <text:span text:style-name="Source_20_Text">.write_text()</text:span></text:p>
          </table:table-cell>
        </table:table-row>
        <table:table-row>
          <table:table-cell table:style-name="Table1.A1" office:value-type="string">
            <text:p text:style-name="Table_20_Contents">Dateien prüfen/lesen/schreiben</text:p>
          </table:table-cell>
          <table:table-cell table:style-name="Table1.A1" office:value-type="string">
            <text:p text:style-name="Table_20_Contents"><text:span text:style-name="Source_20_Text">.exists()</text:span>, <text:span text:style-name="Source_20_Text">.read_text()</text:span>, <text:span text:style-name="Source_20_Text">.write_text()</text:span></text:p>
          </table:table-cell>
        </table:table-row>
        <table:table-row>
          <table:table-cell table:style-name="Table1.A1" office:value-type="string">
            <text:p text:style-name="Table_20_Contents">Mehrere Accounts verwalten</text:p>
          </table:table-cell>
          <table:table-cell table:style-name="Table1.A1" office:value-type="string">
            <text:p text:style-name="Table_20_Contents"><text:span text:style-name="Source_20_Text">.iterdir()</text:span> auf dem Hauptordner</text:p>
          </table:table-cell>
        </table:table-row>
      </table:table>
      <text:p text:style-name="Horizontal_20_Line"/>
      <text:h text:style-name="Heading_20_2" text:outline-level="2"><text:soft-page-break/>🧠 Merke dir</text:h>
      <text:list text:style-name="L1">
        <text:list-item>
          <text:p text:style-name="P2"><text:span text:style-name="Source_20_Text">Path("xyz") / "abc"</text:span> ist die beste Methode für <text:span text:style-name="Strong_20_Emphasis">Pfadkombinationen</text:span></text:p>
        </text:list-item>
        <text:list-item>
          <text:p text:style-name="P2"><text:span text:style-name="Source_20_Text">mkdir()</text:span> erstellt Ordner → <text:span text:style-name="Source_20_Text">parents=True</text:span> ist wichtig!</text:p>
        </text:list-item>
        <text:list-item>
          <text:p text:style-name="P2">Alles basiert auf <text:span text:style-name="Strong_20_Emphasis">Objekten</text:span>, nicht auf Text</text:p>
        </text:list-item>
        <text:list-item>
          <text:p text:style-name="P2">Plattformübergreifend sicher (kein Problem mit \ oder /)</text:p>
        </text:list-item>
        <text:list-item>
          <text:p text:style-name="P2">Für dein Projekt perfekt geeignet: mehrere Accounts, OTP-Dateien, Logs usw.</text:p>
        </text:list-item>
      </text:list>
      <text:p text:style-name="Horizontal_20_Line"/>
      <text:p text:style-name="Text_20_body">Wenn du willst, kann ich dir noch einen <text:span text:style-name="Strong_20_Emphasis">Offline-Testplan</text:span> schreiben, mit dem du Schritt für Schritt das Verhalten von <text:span text:style-name="Source_20_Text">pathlib</text:span> üben kannst.</text:p>
      <text:p text:style-name="Text_20_body">Sag einfach Bescheid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0T18:33:48.313232914</meta:creation-date>
    <dc:date>2025-07-10T18:33:54.888112920</dc:date>
    <meta:editing-duration>PT7S</meta:editing-duration>
    <meta:editing-cycles>1</meta:editing-cycles>
    <meta:document-statistic meta:table-count="1" meta:image-count="0" meta:object-count="0" meta:page-count="4" meta:paragraph-count="94" meta:word-count="535" meta:character-count="3952" meta:non-whitespace-character-count="3469"/>
    <meta:generator>LibreOffice/24.2.7.2$Linux_X86_64 LibreOffice_project/420$Build-2</meta:generator>
  </office:meta>
</office:document-meta>
</file>